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svg:stroke-color="#000000" draw:marker-end="Arrow" draw:marker-end-width="0.3cm" draw:fill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3cm" fo:min-width="4.24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3cm" fo:min-width="5.6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2cm" fo:min-width="4.95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2cm" fo:min-width="5.38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7.34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4.91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5.984cm"/>
    </style:style>
    <style:style style:name="gr9" style:family="graphic" style:parent-style-name="objectwithoutfill">
      <style:graphic-properties svg:stroke-color="#00a65d" draw:marker-end="Arrow" draw:marker-end-width="0.3cm" draw:fill="none"/>
    </style:style>
    <style:style style:name="gr10" style:family="graphic" style:parent-style-name="standard">
      <style:graphic-properties draw:stroke="solid" draw:textarea-horizontal-align="justify" draw:textarea-vertical-align="middle" draw:auto-grow-height="false" fo:min-height="0.598cm" fo:min-width="0.22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3pt" fo:font-weight="bold" style:font-size-asian="23pt" style:font-weight-asian="bold" style:font-size-complex="23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ce181e" fo:font-size="20pt" style:font-size-asian="20pt" style:font-size-complex="20pt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text-align="justify"/>
      <style:text-properties fo:color="#0066b3"/>
    </style:style>
    <style:style style:name="P7" style:family="paragraph">
      <loext:graphic-properties draw:fill="none" draw:fill-color="#ffffff"/>
      <style:paragraph-properties fo:text-align="center"/>
      <style:text-properties fo:color="#0066b3"/>
    </style:style>
    <style:style style:name="P8" style:family="paragraph">
      <loext:graphic-properties draw:fill-color="#ffffff"/>
    </style:style>
    <style:style style:name="T1" style:family="text">
      <style:text-properties fo:font-size="23pt" fo:font-weight="bold" style:font-size-asian="23pt" style:font-weight-asian="bold" style:font-size-complex="23pt" style:font-weight-complex="bold"/>
    </style:style>
    <style:style style:name="T2" style:family="text">
      <style:text-properties fo:color="#ce181e" fo:font-size="20pt" style:font-size-asian="20pt" style:font-size-complex="20pt"/>
    </style:style>
    <style:style style:name="T3" style:family="text">
      <style:text-properties fo:color="#0066b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.07cm" svg:y1="6.604cm" svg:x2="32.026cm" svg:y2="6.604cm">
          <text:p/>
        </draw:line>
        <draw:frame draw:style-name="gr2" draw:text-style-name="P3" draw:layer="layout" svg:width="4.748cm" svg:height="2.073cm" svg:x="1.856cm" svg:y="3.007cm">
          <draw:text-box>
            <text:p text:style-name="P2"><text:span text:style-name="T1">CPU Guest</text:span></text:p>
            <text:p text:style-name="P2"><text:span text:style-name="T1">Mode</text:span></text:p>
          </draw:text-box>
        </draw:frame>
        <draw:frame draw:style-name="gr3" draw:text-style-name="P3" draw:layer="layout" svg:width="6.145cm" svg:height="2.073cm" svg:x="1.221cm" svg:y="8.308cm">
          <draw:text-box>
            <text:p text:style-name="P2"><text:span text:style-name="T1">CPU Host</text:span></text:p>
            <text:p text:style-name="P2"><text:span text:style-name="T1">(regular) Mode</text:span></text:p>
          </draw:text-box>
        </draw:frame>
        <draw:frame draw:style-name="gr4" draw:text-style-name="P4" draw:layer="layout" svg:width="5.451cm" svg:height="2.612cm" svg:x="9.034cm" svg:y="2.468cm">
          <draw:text-box>
            <text:p text:style-name="P2"><text:span text:style-name="T2">IO instruction to</text:span></text:p>
            <text:p text:style-name="P2"><text:span text:style-name="T2">access</text:span></text:p>
            <text:p text:style-name="P2"><text:span text:style-name="T2">pci config</text:span></text:p>
          </draw:text-box>
        </draw:frame>
        <draw:frame draw:style-name="gr5" draw:text-style-name="P4" draw:layer="layout" svg:width="5.883cm" svg:height="2.612cm" svg:x="15.234cm" svg:y="2.468cm">
          <draw:text-box>
            <text:p text:style-name="P2"><text:span text:style-name="T2">MMIO to access</text:span></text:p>
            <text:p text:style-name="P2"><text:span text:style-name="T2">BAR 1 to register</text:span></text:p>
            <text:p text:style-name="P2"><text:span text:style-name="T2">DMA ring buffer</text:span></text:p>
          </draw:text-box>
        </draw:frame>
        <draw:frame draw:style-name="gr6" draw:text-style-name="P4" draw:layer="layout" svg:width="7.847cm" svg:height="1.825cm" svg:x="23.334cm" svg:y="2.862cm">
          <draw:text-box>
            <text:p text:style-name="P2"><text:span text:style-name="T2">MMIO to access BAR 2</text:span></text:p>
            <text:p text:style-name="P2"><text:span text:style-name="T2">to kick doorbell</text:span></text:p>
          </draw:text-box>
        </draw:frame>
        <draw:frame draw:style-name="gr7" draw:text-style-name="P6" draw:layer="layout" svg:width="5.417cm" svg:height="2.132cm" svg:x="9.061cm" svg:y="8.85cm">
          <draw:text-box>
            <text:p text:style-name="P5"><text:span text:style-name="T3">IO is trapped</text:span></text:p>
            <text:p text:style-name="P5"><text:span text:style-name="T3">and emulated</text:span></text:p>
            <text:p text:style-name="P5"><text:span text:style-name="T3">by hypervisor</text:span></text:p>
          </draw:text-box>
        </draw:frame>
        <draw:frame draw:style-name="gr8" draw:text-style-name="P7" draw:layer="layout" svg:width="6.484cm" svg:height="2.132cm" svg:x="14.462cm" svg:y="8.851cm">
          <draw:text-box>
            <text:p text:style-name="P2"><text:span text:style-name="T3">MMIO is trapped and</text:span></text:p>
            <text:p text:style-name="P2"><text:span text:style-name="T3">emulated by hypervisor</text:span></text:p>
            <text:p text:style-name="P2"><text:span text:style-name="T3">as based on EPT config</text:span></text:p>
          </draw:text-box>
        </draw:frame>
        <draw:line draw:style-name="gr9" draw:text-style-name="P1" draw:layer="layout" svg:x1="10.784cm" svg:y1="5.08cm" svg:x2="10.784cm" svg:y2="8.89cm">
          <text:p/>
        </draw:line>
        <draw:line draw:style-name="gr9" draw:text-style-name="P1" draw:layer="layout" svg:x1="17.484cm" svg:y1="5.055cm" svg:x2="17.484cm" svg:y2="8.865cm">
          <text:p/>
        </draw:line>
        <draw:line draw:style-name="gr9" draw:text-style-name="P1" draw:layer="layout" svg:x1="27.284cm" svg:y1="5.03cm" svg:x2="27.284cm" svg:y2="8.84cm">
          <text:p/>
        </draw:line>
        <draw:line draw:style-name="gr9" draw:text-style-name="P1" draw:layer="layout" svg:x1="11.884cm" svg:y1="8.865cm" svg:x2="11.884cm" svg:y2="5.055cm">
          <text:p/>
        </draw:line>
        <draw:line draw:style-name="gr9" draw:text-style-name="P1" draw:layer="layout" svg:x1="18.585cm" svg:y1="8.891cm" svg:x2="18.585cm" svg:y2="5.081cm">
          <text:p/>
        </draw:line>
        <draw:line draw:style-name="gr9" draw:text-style-name="P1" draw:layer="layout" svg:x1="28.286cm" svg:y1="8.917cm" svg:x2="28.286cm" svg:y2="5.107cm">
          <text:p/>
        </draw:line>
        <draw:custom-shape draw:style-name="gr10" draw:text-style-name="P2" draw:layer="layout" svg:width="1.016cm" svg:height="1.198cm" svg:x="10.922cm" svg:y="0.97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016cm" svg:height="1.198cm" svg:x="17.723cm" svg:y="0.97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016cm" svg:height="1.198cm" svg:x="26.924cm" svg:y="0.972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6.484cm" svg:height="2.132cm" svg:x="24.662cm" svg:y="8.851cm">
          <draw:text-box>
            <text:p text:style-name="P2"><text:span text:style-name="T3">MMIO is trapped and</text:span></text:p>
            <text:p text:style-name="P2"><text:span text:style-name="T3">emulated by hypervisor</text:span></text:p>
            <text:p text:style-name="P2"><text:span text:style-name="T3">as based on EPT config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Fine_20_Dashed" svg:stroke-width="0.051cm" svg:stroke-color="#000000" draw:marker-start-width="0.279cm" draw:marker-start-center="false" draw:marker-end-width="0.27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02cm" svg:stroke-color="#ed1c24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4cm" fo:text-indent="0cm"/>
      <style:text-properties fo:font-size="16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79cm" fo:text-indent="0cm"/>
      <style:text-properties fo:font-size="14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18cm" fo:text-indent="0cm"/>
      <style:text-properties fo:font-size="12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6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2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213cm" svg:x="1cm" svg:y="4.666cm"/>
      <draw:page-thumbnail draw:layer="backgroundobjects" svg:width="8.999cm" svg:height="3.213cm" svg:x="1cm" svg:y="13.242cm"/>
      <draw:page-thumbnail draw:layer="backgroundobjects" svg:width="8.999cm" svg:height="3.213cm" svg:x="1cm" svg:y="21.818cm"/>
      <draw:page-thumbnail draw:layer="backgroundobjects" svg:width="8.999cm" svg:height="3.213cm" svg:x="11cm" svg:y="4.666cm"/>
      <draw:page-thumbnail draw:layer="backgroundobjects" svg:width="8.999cm" svg:height="3.213cm" svg:x="11cm" svg:y="13.242cm"/>
      <draw:page-thumbnail draw:layer="backgroundobjects" svg:width="8.999cm" svg:height="3.213cm" svg:x="11cm" svg:y="21.818cm"/>
    </style:handout-master>
    <style:master-page style:name="Default" style:page-layout-name="PM1" draw:style-name="Mdp1">
      <draw:frame presentation:style-name="Default-title" draw:layer="backgroundobjects" svg:width="32.003cm" svg:height="2.121cm" svg:x="1.778cm" svg:y="0.505cm" presentation:class="title" presentation:placeholder="true">
        <draw:text-box/>
      </draw:frame>
      <draw:frame presentation:style-name="Default-outline1" draw:layer="backgroundobjects" svg:width="32.003cm" svg:height="7.366cm" svg:x="1.778cm" svg:y="2.971cm" presentation:class="outline" presentation:placeholder="true">
        <draw:text-box/>
      </draw:frame>
      <draw:frame presentation:style-name="Mpr1" draw:text-style-name="MP2" draw:layer="backgroundobjects" svg:width="8.285cm" svg:height="0.876cm" svg:x="1.778cm" svg:y="11.5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0.876cm" svg:x="12.16cm" svg:y="11.56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0.876cm" svg:x="25.495cm" svg:y="11.56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21-01-03T22:15:56.148273886</dc:date>
    <meta:editing-duration>PT4H24M13S</meta:editing-duration>
    <meta:editing-cycles>164</meta:editing-cycles>
    <meta:generator>LibreOffice/6.0.7.3$Linux_X86_64 LibreOffice_project/00m0$Build-3</meta:generator>
    <meta:document-statistic meta:object-count="41"/>
  </office:meta>
</office:document-meta>
</file>